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4.6167in" style:rel-column-width="436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994*"/>
    </style:style>
    <style:style style:name="Table3.C" style:family="table-column">
      <style:table-column-properties style:column-width="1.3854in" style:rel-column-width="19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4" style:family="paragraph" style:parent-style-name="Preformatted_20_Text">
      <style:text-properties style:font-name="Times New Roman" fo:font-size="20pt" fo:language="ru" fo:country="RU" fo:font-weight="bold" officeooo:rsid="000bb66f" officeooo:paragraph-rsid="004449a5" style:font-size-asian="20pt" style:font-weight-asian="bold" style:font-size-complex="20pt" style:font-weight-complex="bold"/>
    </style:style>
    <style:style style:name="P5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font-name="Times New Roman" fo:font-size="12pt" fo:language="ru" fo:country="RU" fo:font-weight="bold" officeooo:rsid="0071d27e" officeooo:paragraph-rsid="0071d27e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0.5pt" style:font-weight-asian="normal" style:font-size-complex="12pt" style:font-weight-complex="normal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3a4628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7ee2a" officeooo:paragraph-rsid="0067ee2a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edc3c" officeooo:paragraph-rsid="006edc3c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fb9c3" officeooo:paragraph-rsid="006fb9c3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1d27e" officeooo:paragraph-rsid="0071d27e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d6ff3" officeooo:paragraph-rsid="007d6ff3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officeooo:paragraph-rsid="00392304"/>
    </style:style>
    <style:style style:name="P25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4449a5" officeooo:paragraph-rsid="004449a5" style:font-size-asian="16pt" style:font-weight-asian="bold" style:font-size-complex="16pt" style:font-weight-complex="bold"/>
    </style:style>
    <style:style style:name="P26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27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0223de" officeooo:paragraph-rsid="003a4628" style:font-size-asian="20pt" style:font-weight-asian="bold" style:font-size-complex="20pt" style:font-weight-complex="bold"/>
    </style:style>
    <style:style style:name="P28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7f2a3e" officeooo:paragraph-rsid="007f2a3e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.0398in" fo:margin-bottom="0.0398in" loext:contextual-spacing="false"/>
      <style:text-properties style:font-name="Times" fo:font-size="12pt" fo:language="ru" fo:country="RU" fo:font-weight="normal" officeooo:rsid="000223de" officeooo:paragraph-rsid="000b72b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46f505" officeooo:paragraph-rsid="007d6ff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48f79c" officeooo:paragraph-rsid="007d6ff3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34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35" style:family="paragraph" style:parent-style-name="Preformatted_20_Text">
      <style:paragraph-properties fo:margin-top="0.0791in" fo:margin-bottom="0.0791in" loext:contextual-spacing="false"/>
      <style:text-properties style:font-name="Times New Roman" fo:font-size="14pt" fo:language="ru" fo:country="RU" fo:font-weight="bold" officeooo:rsid="00786fc3" officeooo:paragraph-rsid="00786fc3" style:font-size-asian="14pt" style:font-weight-asian="bold" style:font-size-complex="14pt" style:font-weight-complex="bold"/>
    </style:style>
    <style:style style:name="P36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39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40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41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42" style:family="paragraph" style:parent-style-name="Preformatted_20_Text">
      <style:paragraph-properties fo:margin-top="0.0791in" fo:margin-bottom="0.0791in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43" style:family="paragraph" style:parent-style-name="Preformatted_20_Text">
      <style:paragraph-properties fo:margin-top="0.0791in" fo:margin-bottom="0.0791in" loext:contextual-spacing="false"/>
      <style:text-properties officeooo:paragraph-rsid="00392304"/>
    </style:style>
    <style:style style:name="P44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margin-top="0in" fo:margin-bottom="0in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47" style:family="paragraph" style:parent-style-name="Preformatted_20_Text">
      <style:paragraph-properties fo:margin-top="0in" fo:margin-bottom="0in" loext:contextual-spacing="false"/>
      <style:text-properties style:font-name="Times New Roman" fo:font-size="16pt" fo:language="ru" fo:country="RU" fo:font-weight="bold" officeooo:rsid="0005ad23" officeooo:paragraph-rsid="002f1613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49" style:family="paragraph" style:parent-style-name="Preformatted_20_Text">
      <style:paragraph-properties fo:margin-top="0.1189in" fo:margin-bottom="0.1189in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50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51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53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55" style:family="paragraph" style:parent-style-name="Preformatted_20_Text">
      <style:paragraph-properties fo:margin-top="0in" fo:margin-bottom="0in" loext:contextual-spacing="false"/>
      <style:text-properties style:font-name="Times New Roman" fo:font-size="12pt" fo:language="ru" fo:country="RU" fo:font-weight="normal" officeooo:rsid="000037f6" officeooo:paragraph-rsid="003a4628" style:font-size-asian="12pt" style:font-weight-asian="normal" style:font-size-complex="12pt" style:font-weight-complex="normal"/>
    </style:style>
    <style:style style:name="P56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739696" officeooo:paragraph-rsid="00739696" style:font-size-asian="10.5pt" style:font-weight-asian="normal" style:font-size-complex="12pt" style:font-weight-complex="normal"/>
    </style:style>
    <style:style style:name="P57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925c5a" officeooo:paragraph-rsid="00925c5a" style:font-size-asian="10.5pt" style:font-weight-asian="normal" style:font-size-complex="12pt" style:font-weight-complex="normal"/>
    </style:style>
    <style:style style:name="P58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b5906b" officeooo:paragraph-rsid="00b5906b" style:font-size-asian="12pt" style:font-weight-asian="normal" style:font-size-complex="12pt" style:font-weight-complex="normal"/>
    </style:style>
    <style:style style:name="P59" style:family="paragraph" style:parent-style-name="Preformatted_20_Text">
      <style:paragraph-properties fo:margin-top="0.0398in" fo:margin-bottom="0.0398in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6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a458ee" officeooo:paragraph-rsid="00a458ee" style:font-size-asian="14pt" style:font-weight-asian="bold" style:font-size-complex="14pt" style:font-weight-complex="bold"/>
    </style:style>
    <style:style style:name="P6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officeooo:paragraph-rsid="00392304"/>
    </style:style>
    <style:style style:name="P62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b7c8b1" officeooo:paragraph-rsid="00b7c8b1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4449a5" officeooo:paragraph-rsid="004449a5" style:font-size-asian="16pt" style:font-weight-asian="bold" style:font-size-complex="16pt" style:font-weight-complex="bold"/>
    </style:style>
    <style:style style:name="P64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4449a5" officeooo:paragraph-rsid="00a3a1cb" style:font-size-asian="16pt" style:font-weight-asian="bold" style:font-size-complex="16pt" style:font-weight-complex="bold"/>
    </style:style>
    <style:style style:name="P65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a3a1cb" officeooo:paragraph-rsid="00a3a1cb" style:font-size-asian="16pt" style:font-weight-asian="bold" style:font-size-complex="16pt" style:font-weight-complex="bold"/>
    </style:style>
    <style:style style:name="P66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b7c8b1" officeooo:paragraph-rsid="00b7c8b1" style:font-size-asian="16pt" style:font-weight-asian="bold" style:font-size-complex="16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a3a1cb" style:font-name-asian="Liberation Mono" style:font-size-asian="12pt" style:font-name-complex="Liberation Mono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06bf74" style:font-name-asian="Liberation Mono" style:font-size-asian="12pt" style:font-name-complex="Liberation Mono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6bf74" officeooo:paragraph-rsid="0009e7a7" style:font-name-asian="Liberation Mono" style:font-size-asian="12pt" style:font-name-complex="Liberation Mono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3a1cb" officeooo:paragraph-rsid="00a3a1cb" style:font-name-asian="Liberation Mono" style:font-size-asian="12pt" style:font-name-complex="Liberation Mono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72c53" officeooo:paragraph-rsid="00a3a1cb" style:font-name-asian="Liberation Mono" style:font-size-asian="12pt" style:font-name-complex="Liberation Mono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72c53" officeooo:paragraph-rsid="00772c53" style:font-name-asian="Liberation Mono" style:font-size-asian="12pt" style:font-name-complex="Liberation Mono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2578a" officeooo:paragraph-rsid="00a3a1cb" style:font-name-asian="Liberation Mono" style:font-size-asian="12pt" style:font-name-complex="Liberation Mono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12578a" officeooo:paragraph-rsid="0012578a" style:font-name-asian="Liberation Mono" style:font-size-asian="12pt" style:font-name-complex="Liberation Mono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57fb0" officeooo:paragraph-rsid="00a57fb0" style:font-name-asian="Liberation Mono" style:font-size-asian="12pt" style:font-name-complex="Liberation Mono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9e7a7" officeooo:paragraph-rsid="00a3a1cb" style:font-name-asian="Liberation Mono" style:font-size-asian="12pt" style:font-name-complex="Liberation Mono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9e7a7" officeooo:paragraph-rsid="0009e7a7" style:font-name-asian="Liberation Mono" style:font-size-asian="12pt" style:font-name-complex="Liberation Mono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abebc8" officeooo:paragraph-rsid="00abebc8" style:font-name-asian="Liberation Mono" style:font-size-asian="12pt" style:font-name-complex="Liberation Mono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08858f" officeooo:paragraph-rsid="0008858f" style:font-name-asian="Liberation Mono" style:font-size-asian="12pt" style:font-name-complex="Liberation Mono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209aab" officeooo:paragraph-rsid="00209aab" style:font-name-asian="Liberation Mono" style:font-size-asian="12pt" style:font-name-complex="Liberation Mono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bd96f" officeooo:paragraph-rsid="0008858f" style:font-name-asian="Liberation Mono" style:font-size-asian="12pt" style:font-name-complex="Liberation Mono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786fc3" officeooo:paragraph-rsid="00786fc3" style:font-name-asian="Liberation Mono" style:font-size-asian="12pt" style:font-name-complex="Liberation Mono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12pt" fo:language="ru" fo:country="RU" officeooo:rsid="00b6d591" officeooo:paragraph-rsid="00b6d591" style:font-name-asian="Liberation Mono" style:font-size-asian="12pt" style:font-name-complex="Liberation Mono" style:font-size-complex="12pt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610cd2" style:font-size-asian="20pt" style:font-size-complex="20pt"/>
    </style:style>
    <style:style style:name="T5" style:family="text">
      <style:text-properties officeooo:rsid="0012578a"/>
    </style:style>
    <style:style style:name="T6" style:family="text">
      <style:text-properties officeooo:rsid="000037f6"/>
    </style:style>
    <style:style style:name="T7" style:family="text">
      <style:text-properties officeooo:rsid="0014e732"/>
    </style:style>
    <style:style style:name="T8" style:family="text">
      <style:text-properties officeooo:rsid="0016f5c7"/>
    </style:style>
    <style:style style:name="T9" style:family="text">
      <style:text-properties officeooo:rsid="00610cd2"/>
    </style:style>
    <style:style style:name="T10" style:family="text">
      <style:text-properties officeooo:rsid="0065e5ae"/>
    </style:style>
    <style:style style:name="T11" style:family="text">
      <style:text-properties officeooo:rsid="006edc3c"/>
    </style:style>
    <style:style style:name="T12" style:family="text">
      <style:text-properties officeooo:rsid="006fd511"/>
    </style:style>
    <style:style style:name="T13" style:family="text">
      <style:text-properties officeooo:rsid="00772c53"/>
    </style:style>
    <style:style style:name="T14" style:family="text">
      <style:text-properties officeooo:rsid="007a219f"/>
    </style:style>
    <style:style style:name="T15" style:family="text">
      <style:text-properties officeooo:rsid="0048f79c"/>
    </style:style>
    <style:style style:name="T16" style:family="text">
      <style:text-properties officeooo:rsid="007d6ff3"/>
    </style:style>
    <style:style style:name="T17" style:family="text">
      <style:text-properties fo:font-size="12pt" fo:font-weight="normal" officeooo:rsid="007e8785" style:font-size-asian="12pt" style:font-weight-asian="normal" style:font-size-complex="12pt" style:font-weight-complex="normal"/>
    </style:style>
    <style:style style:name="T18" style:family="text">
      <style:text-properties fo:language="ru" fo:country="RU" fo:font-weight="bold" officeooo:rsid="0046d429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2pt" fo:language="ru" fo:country="RU" style:font-size-asian="12pt" style:font-size-complex="12pt"/>
    </style:style>
    <style:style style:name="T20" style:family="text">
      <style:text-properties style:font-name="Times New Roman" fo:font-size="14pt" fo:language="ru" fo:country="RU" fo:font-weight="bold" officeooo:rsid="0046d429" style:font-size-asian="14pt" style:font-weight-asian="bold" style:font-size-complex="14pt" style:font-weight-complex="bold"/>
    </style:style>
    <style:style style:name="T21" style:family="text">
      <style:text-properties style:font-name="Times" fo:font-size="12pt" fo:language="ru" fo:country="RU" style:font-size-asian="12pt" style:font-size-complex="12pt"/>
    </style:style>
    <style:style style:name="T22" style:family="text">
      <style:text-properties officeooo:rsid="007fe4fb"/>
    </style:style>
    <style:style style:name="T23" style:family="text">
      <style:text-properties officeooo:rsid="0080e080"/>
    </style:style>
    <style:style style:name="T24" style:family="text">
      <style:text-properties officeooo:rsid="0082d545"/>
    </style:style>
    <style:style style:name="T25" style:family="text">
      <style:text-properties officeooo:rsid="008a4c7b"/>
    </style:style>
    <style:style style:name="T26" style:family="text">
      <style:text-properties officeooo:rsid="008cdec6"/>
    </style:style>
    <style:style style:name="T27" style:family="text">
      <style:text-properties officeooo:rsid="008e61c5"/>
    </style:style>
    <style:style style:name="T28" style:family="text">
      <style:text-properties officeooo:rsid="008f2996"/>
    </style:style>
    <style:style style:name="T29" style:family="text">
      <style:text-properties officeooo:rsid="008ff06b"/>
    </style:style>
    <style:style style:name="T30" style:family="text">
      <style:text-properties officeooo:rsid="00916d03"/>
    </style:style>
    <style:style style:name="T31" style:family="text">
      <style:text-properties officeooo:rsid="00925c5a"/>
    </style:style>
    <style:style style:name="T32" style:family="text">
      <style:text-properties officeooo:rsid="0093a055"/>
    </style:style>
    <style:style style:name="T33" style:family="text">
      <style:text-properties style:text-position="super 58%" officeooo:rsid="0096194f"/>
    </style:style>
    <style:style style:name="T34" style:family="text">
      <style:text-properties fo:font-style="italic" officeooo:rsid="00925c5a" style:font-style-asian="italic" style:font-style-complex="italic"/>
    </style:style>
    <style:style style:name="T35" style:family="text">
      <style:text-properties fo:font-style="italic" officeooo:rsid="0093a055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8a4c7b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officeooo:rsid="00a1d8ed" style:font-style-asian="italic" style:font-style-complex="italic"/>
    </style:style>
    <style:style style:name="T38" style:family="text">
      <style:text-properties fo:font-style="italic" style:text-underline-style="solid" style:text-underline-width="auto" style:text-underline-color="font-color" officeooo:rsid="00a2a641"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fo:font-weight="bold" officeooo:rsid="008a4c7b" style:font-style-asian="italic" style:font-weight-asian="bold" style:font-style-complex="italic" style:font-weight-complex="bold"/>
    </style:style>
    <style:style style:name="T40" style:family="text">
      <style:text-properties fo:font-style="italic" style:text-underline-style="none" officeooo:rsid="00a1d8ed" style:font-style-asian="italic" style:font-style-complex="italic"/>
    </style:style>
    <style:style style:name="T41" style:family="text">
      <style:text-properties fo:font-style="italic" style:text-underline-style="none" officeooo:rsid="008bd27b" style:font-style-asian="italic" style:font-style-complex="italic"/>
    </style:style>
    <style:style style:name="T42" style:family="text">
      <style:text-properties fo:font-style="italic" style:text-underline-style="none" officeooo:rsid="008a4c7b" style:font-style-asian="italic" style:font-style-complex="italic"/>
    </style:style>
    <style:style style:name="T43" style:family="text">
      <style:text-properties officeooo:rsid="009a61de"/>
    </style:style>
    <style:style style:name="T44" style:family="text">
      <style:text-properties officeooo:rsid="009ad6e6"/>
    </style:style>
    <style:style style:name="T45" style:family="text">
      <style:text-properties officeooo:rsid="009c741a"/>
    </style:style>
    <style:style style:name="T46" style:family="text">
      <style:text-properties officeooo:rsid="009d0d82"/>
    </style:style>
    <style:style style:name="T47" style:family="text">
      <style:text-properties officeooo:rsid="009eed58"/>
    </style:style>
    <style:style style:name="T48" style:family="text">
      <style:text-properties officeooo:rsid="00a3a1cb"/>
    </style:style>
    <style:style style:name="T49" style:family="text">
      <style:text-properties officeooo:rsid="00a65177"/>
    </style:style>
    <style:style style:name="T50" style:family="text">
      <style:text-properties officeooo:rsid="00a7844d"/>
    </style:style>
    <style:style style:name="T51" style:family="text">
      <style:text-properties officeooo:rsid="00a9738e"/>
    </style:style>
    <style:style style:name="T52" style:family="text">
      <style:text-properties officeooo:rsid="00a9f2e8"/>
    </style:style>
    <style:style style:name="T53" style:family="text">
      <style:text-properties officeooo:rsid="00abebc8"/>
    </style:style>
    <style:style style:name="T54" style:family="text">
      <style:text-properties officeooo:rsid="00b40006"/>
    </style:style>
    <style:style style:name="T55" style:family="text">
      <style:text-properties officeooo:rsid="00c016aa"/>
    </style:style>
    <style:style style:name="T56" style:family="text">
      <style:text-properties officeooo:rsid="00c1c2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9"/>
      <text:p text:style-name="P39"/>
      <text:p text:style-name="P39"/>
      <text:p text:style-name="P39"/>
      <text:p text:style-name="P39"/>
      <text:p text:style-name="P36"><text:span text:style-name="T3">Л</text:span><text:span text:style-name="T2">абораторная работа №</text:span><text:span text:style-name="T4">6</text:span><text:span text:style-name="T2">.</text:span></text:p>
      <text:p text:style-name="P40">Обработка <text:span text:style-name="T9">деревьев и хэш-таблиц.</text:span></text:p>
      <text:p text:style-name="P41"/>
      <text:p text:style-name="P41"/>
      <text:p text:style-name="P41"/>
      <text:p text:style-name="P41"/>
      <text:p text:style-name="P33"/>
      <text:p text:style-name="P33"/>
      <text:p text:style-name="P33"/>
      <text:p text:style-name="P33"><text:span text:style-name="T6">Р</text:span>аботу выполнил: Романов Алексей</text:p>
      <text:p text:style-name="P33">группа ИУ7-33Б</text:p>
      <text:p text:style-name="P37"/>
      <text:p text:style-name="P37"/>
      <text:p text:style-name="P37"/>
      <text:p text:style-name="P44"/>
      <text:p text:style-name="P44">МГТУ им. Баумана</text:p>
      <text:p text:style-name="P45">2019</text:p>
      <text:p text:style-name="P42"><text:soft-page-break/>Условие задачи</text:p>
      <text:p text:style-name="P53"><text:span text:style-name="T10">П</text:span>олучить навыки применения двоичных деревьев. <text:span text:style-name="T22">П</text:span>остроить и обработать хеш-таблицы, сравнить эффективность <text:span text:style-name="T23">работы </text:span>в сбалансированных деревьях, в двоичных деревьях поиска и в хеш-таблицах. Произвести реструктуризацию хеш-таблицы, если среднее количество</text:p>
      <text:p text:style-name="P53">сравнений больше указанного. Оценить эффективность поиска в <text:span text:style-name="T31">этих СД</text:span> при различном количестве коллизий</text:p>
      <text:p text:style-name="P46"><text:line-break/><text:span text:style-name="T1">Техническое задание</text:span></text:p>
      <text:p text:style-name="P51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Добавить указанное слово, если его нет в дереве <text:s/>в исходное и сбалансированное дерево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добавление введенного слова, вывести таблицу. Сравнить время добавления, объем памяти и количество сравнений при использовании ДДП, сбалансированных деревьев, хеш-таблиц и файла. </text:p>
      <text:p text:style-name="P46"/>
      <text:p text:style-name="P5">Входные данные</text:p>
      <text:p text:style-name="P8"><text:span text:style-name="T27">Имя текстового фалйа, т</text:span>екстовый файл со словами, добавляемые элементы в дерево и хеш-таблицу, размер хеш-таблицы, <text:span text:style-name="T28">максимальное среднее количество сравнений для поиска в хеш-таблице.</text:span></text:p>
      <text:p text:style-name="P5"/>
      <text:p text:style-name="P5">Выходные данные</text:p>
      <text:p text:style-name="P9">Состояние ДДП, сбалансированного ДДП, хеш-таблицы, результаты обработки этих СД.</text:p>
      <text:p text:style-name="P10"/>
      <text:p text:style-name="P5">Возможные аварийные ситуации</text:p>
      <text:p text:style-name="P13">Некорректный ввод размера массива <text:span text:style-name="T29">или максимального количества сравнений.</text:span></text:p>
      <text:p text:style-name="P13"/>
      <text:p text:style-name="P26">Структуры данных</text:p>
      <text:p text:style-name="P38">Структура дерева</text:p>
      <text:p text:style-name="P12">typedef struct tree</text:p>
      <text:p text:style-name="P12">{</text:p>
      <text:p text:style-name="P54"><text:s text:c="4"/>vertex_t *root;</text:p>
      <text:p text:style-name="P54"><text:s text:c="4"/>int size;</text:p>
      <text:p text:style-name="P54"><text:s text:c="4"/>int height;</text:p>
      <text:p text:style-name="P12">} tree_t;</text:p>
      <text:p text:style-name="P14"/>
      <text:p text:style-name="P14">root — указатель на корень дерева.</text:p>
      <text:p text:style-name="P14">size — кол-во вершин в дереве.</text:p>
      <text:p text:style-name="P14">height — <text:span text:style-name="T11">высота</text:span> дерева.</text:p>
      <text:p text:style-name="P12"><text:soft-page-break/></text:p>
      <text:p text:style-name="P19">Структура вершины дерева</text:p>
      <text:p text:style-name="P11">typedef struct vertex</text:p>
      <text:p text:style-name="P11">{</text:p>
      <text:p text:style-name="P55"><text:s text:c="4"/>struct vertex *left;</text:p>
      <text:p text:style-name="P55"><text:s text:c="4"/>struct vertex *right;</text:p>
      <text:p text:style-name="P55"><text:s text:c="4"/>char *value;</text:p>
      <text:p text:style-name="P55"><text:s text:c="4"/>int height;</text:p>
      <text:p text:style-name="P11">} vertex_t;</text:p>
      <text:p text:style-name="P11"/>
      <text:p text:style-name="P15">left — указатель на левую вершину.</text:p>
      <text:p text:style-name="P15">right — указатель на правую вершиу.</text:p>
      <text:p text:style-name="P15">value — содержимое вершины.</text:p>
      <text:p text:style-name="P15">height — высота вершины.</text:p>
      <text:p text:style-name="P11"/>
      <text:p text:style-name="P19">Структура <text:span text:style-name="T12">хеш-</text:span>таблицы</text:p>
      <text:p text:style-name="P12">typedef struct table</text:p>
      <text:p text:style-name="P12">{</text:p>
      <text:p text:style-name="P54"><text:s text:c="4"/>hash_node_t *table_ptr;</text:p>
      <text:p text:style-name="P54"><text:s text:c="4"/>int size;</text:p>
      <text:p text:style-name="P12">} table_t;</text:p>
      <text:p text:style-name="P12"/>
      <text:p text:style-name="P16">table_ptr — указатель на первый элемент массива, содержащего элементы хеш-таблицы.</text:p>
      <text:p text:style-name="P16">size — размер этого массива.</text:p>
      <text:p text:style-name="P11"/>
      <text:p text:style-name="P19">Структура элемента <text:span text:style-name="T12">хеш-</text:span>таблицы</text:p>
      <text:p text:style-name="P11">typedef struct node</text:p>
      <text:p text:style-name="P11">{</text:p>
      <text:p text:style-name="P55"><text:s text:c="4"/>char *value;</text:p>
      <text:p text:style-name="P55"><text:s text:c="4"/>struct node *next_elem;</text:p>
      <text:p text:style-name="P11">} hash_node_t;</text:p>
      <text:p text:style-name="P11"/>
      <text:p text:style-name="P16">value — содержимое ячейки хеш-таблицы</text:p>
      <text:p text:style-name="P16">next_elem — указатель на следующий элемент списка, в случае если в данной ячейке находится несколько значений </text:p>
      <text:p text:style-name="P27"/>
      <text:p text:style-name="P1"><text:soft-page-break/>Алгоритм </text:p>
      <text:p text:style-name="P22">Алгоритм балансировки ДДП</text:p>
      <text:p text:style-name="P17"><text:span text:style-name="T30">С</text:span>начала исходное дерево «вытягивается» в отсортированный односвязный список, далее <text:span text:style-name="T30">из этого списка рекурсивного строится АВЛ-дерево.</text:span></text:p>
      <text:p text:style-name="P7"/>
      <text:p text:style-name="P6"><text:span text:style-name="T24">Алгоритм работы х</text:span>еш-функци<text:span text:style-name="T24">и</text:span></text:p>
      <text:p text:style-name="P56"><text:span text:style-name="T34">Алгоритм №1</text:span><text:span text:style-name="T31">. </text:span>Хеш-функция подсчитывает сумму кодов символов исходной строки, и делит их на размер массива. Остаток от деления и будет ключом.</text:p>
      <text:p text:style-name="P57"><text:span text:style-name="T35">Алгоритм №2.</text:span> <text:span text:style-name="T32">Каждый код символа последовательно умножается на P</text:span><text:span text:style-name="T33">n</text:span><text:span text:style-name="T32">, где P — размерность алфавита, а n — текущий номер символа в строке. Далее, эта сумма делится на размер массива.</text:span></text:p>
      <text:p text:style-name="P66"/>
      <text:p text:style-name="P62">Тестирование</text:p>
      <text:p text:style-name="P47">Время</text:p>
      <text:p text:style-name="P34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2">ДДП</text:p>
          </table:table-cell>
          <table:table-cell table:style-name="Table1.A1" office:value-type="string">
            <text:p text:style-name="P82">Сбалансированое ДДП</text:p>
          </table:table-cell>
          <table:table-cell table:style-name="Table1.C1" office:value-type="string">
            <text:p text:style-name="P82">Хеш-таблица</text:p>
          </table:table-cell>
        </table:table-row>
        <table:table-row>
          <table:table-cell table:style-name="Table1.A2" office:value-type="string">
            <text:p text:style-name="P82"><text:span text:style-name="T43">14000</text:span> ~ тиков</text:p>
          </table:table-cell>
          <table:table-cell table:style-name="Table1.A2" office:value-type="string">
            <text:p text:style-name="P82"><text:span text:style-name="T43">28</text:span>000 ~ тиков</text:p>
          </table:table-cell>
          <table:table-cell table:style-name="Table1.C2" office:value-type="string">
            <text:p text:style-name="P82"><text:span text:style-name="T44">40</text:span>0 ~ тиков</text:p>
          </table:table-cell>
        </table:table-row>
      </table:table>
      <text:p text:style-name="P20"/>
      <text:p text:style-name="P35">Балансировка <text:span text:style-name="T45">ДДП в АВЛ-дерево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8">Количество элементов</text:p>
          </table:table-cell>
          <table:table-cell table:style-name="Table2.B1" office:value-type="string">
            <text:p text:style-name="P68">Список</text:p>
          </table:table-cell>
        </table:table-row>
        <table:table-row>
          <table:table-cell table:style-name="Table2.A2" office:value-type="string">
            <text:p text:style-name="P68">10</text:p>
          </table:table-cell>
          <table:table-cell table:style-name="Table2.B2" office:value-type="string">
            <text:p text:style-name="P79"><text:span text:style-name="T46">35000</text:span> <text:span text:style-name="T7">тиков</text:span></text:p>
          </table:table-cell>
        </table:table-row>
        <table:table-row>
          <table:table-cell table:style-name="Table2.A2" office:value-type="string">
            <text:p text:style-name="P80">50</text:p>
          </table:table-cell>
          <table:table-cell table:style-name="Table2.B2" office:value-type="string">
            <text:p text:style-name="P79">81<text:span text:style-name="T14">000 тиков</text:span></text:p>
          </table:table-cell>
        </table:table-row>
        <table:table-row>
          <table:table-cell table:style-name="Table2.A2" office:value-type="string">
            <text:p text:style-name="P68">100</text:p>
          </table:table-cell>
          <table:table-cell table:style-name="Table2.B2" office:value-type="string">
            <text:p text:style-name="P81"><text:span text:style-name="T47">120</text:span>000 тиков</text:p>
          </table:table-cell>
        </table:table-row>
      </table:table>
      <text:p text:style-name="P64"/>
      <text:p text:style-name="P65">Поиск</text:p>
      <text:p text:style-name="P60">Среднее количество сравнений</text:p>
      <text:p text:style-name="P58">Входные данные: </text:p>
      <text:p text:style-name="P58">1. Размер хеш-таблицы: 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row>
          <table:table-cell table:style-name="Table3.A1" office:value-type="string">
            <text:p text:style-name="P67">Количество элементов</text:p>
          </table:table-cell>
          <table:table-cell table:style-name="Table3.A1" office:value-type="string">
            <text:p text:style-name="P70">ДДП</text:p>
          </table:table-cell>
          <table:table-cell table:style-name="Table3.A1" office:value-type="string">
            <text:p text:style-name="P70">АВЛ-дерево</text:p>
          </table:table-cell>
          <table:table-cell table:style-name="Table3.A1" office:value-type="string">
            <text:p text:style-name="P71">Хеш-таблица <text:span text:style-name="T48">(первый алгоритм хеширования)</text:span></text:p>
          </table:table-cell>
          <table:table-cell table:style-name="Table3.E1" office:value-type="string">
            <text:p text:style-name="P71">Хеш-таблица <text:span text:style-name="T48">(второй алгоритм хеширования)</text:span></text:p>
          </table:table-cell>
        </table:table-row>
        <table:table-row>
          <table:table-cell table:style-name="Table3.A2" office:value-type="string">
            <text:p text:style-name="P67">10</text:p>
          </table:table-cell>
          <table:table-cell table:style-name="Table3.A2" office:value-type="string">
            <text:p text:style-name="P73">3.<text:span text:style-name="T49">1 сравнения</text:span></text:p>
          </table:table-cell>
          <table:table-cell table:style-name="Table3.A2" office:value-type="string">
            <text:p text:style-name="P76">2.6 <text:span text:style-name="T49">сравнения</text:span></text:p>
          </table:table-cell>
          <table:table-cell table:style-name="Table3.A2" office:value-type="string">
            <text:p text:style-name="P76">2.<text:span text:style-name="T49">6 сравнения</text:span></text:p>
          </table:table-cell>
          <table:table-cell table:style-name="Table3.E2" office:value-type="string">
            <text:p text:style-name="P76">2.1 <text:span text:style-name="T49">сравнения</text:span></text:p>
          </table:table-cell>
        </table:table-row>
        <table:table-row>
          <table:table-cell table:style-name="Table3.A2" office:value-type="string">
            <text:p text:style-name="P75">50</text:p>
          </table:table-cell>
          <table:table-cell table:style-name="Table3.A2" office:value-type="string">
            <text:p text:style-name="P73">6.4 <text:span text:style-name="T49">сравнения</text:span></text:p>
          </table:table-cell>
          <table:table-cell table:style-name="Table3.A2" office:value-type="string">
            <text:p text:style-name="P73">4.7 <text:span text:style-name="T49">сравнения</text:span></text:p>
          </table:table-cell>
          <table:table-cell table:style-name="Table3.A2" office:value-type="string">
            <text:p text:style-name="P73"><text:s/>33 <text:span text:style-name="T51">сравнения</text:span></text:p>
          </table:table-cell>
          <table:table-cell table:style-name="Table3.E2" office:value-type="string">
            <text:p text:style-name="P78">32 сравнения</text:p>
          </table:table-cell>
        </table:table-row>
        <table:table-row>
          <table:table-cell table:style-name="Table3.A2" office:value-type="string">
            <text:p text:style-name="P75">100</text:p>
          </table:table-cell>
          <table:table-cell table:style-name="Table3.A2" office:value-type="string">
            <text:p text:style-name="P73">19.<text:span text:style-name="T50">1 сравнения</text:span></text:p>
          </table:table-cell>
          <table:table-cell table:style-name="Table3.A2" office:value-type="string">
            <text:p text:style-name="P76"><text:span text:style-name="T52">6.1 сравнения</text:span></text:p>
          </table:table-cell>
          <table:table-cell table:style-name="Table3.A2" office:value-type="string">
            <text:p text:style-name="P76">220.1 <text:span text:style-name="T50">сравнения</text:span></text:p>
          </table:table-cell>
          <table:table-cell table:style-name="Table3.E2" office:value-type="string">
            <text:p text:style-name="P76"><text:s/>236.<text:span text:style-name="T54">17 сравнения</text:span></text:p>
          </table:table-cell>
        </table:table-row>
      </table:table>
      <text:p text:style-name="P25"/>
      <text:p text:style-name="P25"><text:soft-page-break/>Память</text:p>
      <text:p text:style-name="P21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9">Количество элементов</text:p>
          </table:table-cell>
          <table:table-cell table:style-name="Table4.A1" office:value-type="string">
            <text:p text:style-name="P72">Дерево</text:p>
          </table:table-cell>
          <table:table-cell table:style-name="Table4.C1" office:value-type="string">
            <text:p text:style-name="P72">Хеш-таблица</text:p>
          </table:table-cell>
        </table:table-row>
        <table:table-row>
          <table:table-cell table:style-name="Table4.A2" office:value-type="string">
            <text:p text:style-name="P69">10</text:p>
          </table:table-cell>
          <table:table-cell table:style-name="Table4.A2" office:value-type="string">
            <text:p text:style-name="P74"><text:span text:style-name="T13">320</text:span> <text:span text:style-name="T8">байт</text:span></text:p>
          </table:table-cell>
          <table:table-cell table:style-name="Table4.C2" office:value-type="string">
            <text:p text:style-name="P77">1<text:span text:style-name="T5">60 байт</text:span></text:p>
          </table:table-cell>
        </table:table-row>
        <table:table-row>
          <table:table-cell table:style-name="Table4.A2" office:value-type="string">
            <text:p text:style-name="P69">100</text:p>
          </table:table-cell>
          <table:table-cell table:style-name="Table4.A2" office:value-type="string">
            <text:p text:style-name="P74"><text:span text:style-name="T13">32</text:span>00 <text:span text:style-name="T8">байт</text:span></text:p>
          </table:table-cell>
          <table:table-cell table:style-name="Table4.C2" office:value-type="string">
            <text:p text:style-name="P74">1600 <text:span text:style-name="T8">байт</text:span></text:p>
          </table:table-cell>
        </table:table-row>
        <table:table-row>
          <table:table-cell table:style-name="Table4.A2" office:value-type="string">
            <text:p text:style-name="P69">1000</text:p>
          </table:table-cell>
          <table:table-cell table:style-name="Table4.A2" office:value-type="string">
            <text:p text:style-name="P74"><text:span text:style-name="T13">32000</text:span> <text:span text:style-name="T8">байт</text:span></text:p>
          </table:table-cell>
          <table:table-cell table:style-name="Table4.C2" office:value-type="string">
            <text:p text:style-name="P83">1<text:span text:style-name="T5">6000 байт</text:span></text:p>
          </table:table-cell>
        </table:table-row>
      </table:table>
      <text:p text:style-name="P2"/>
      <text:p text:style-name="P3">Выводы по проделанной работе</text:p>
      <text:p text:style-name="P30">Основным преимуществом рассмотренных структур данных является возможная высокая эффективность реализации алгоритмов добавления, поиска, удаления элементов. Среднее время выполнения этих операций для таблиц намного меньше <text:span text:style-name="T25">(для добавления нужно в среднем </text:span><text:span text:style-name="T36">в </text:span><text:span text:style-name="T38">35</text:span><text:span text:style-name="T36"> раз меньше </text:span><text:span text:style-name="T41">времени </text:span><text:span text:style-name="T40">для ДДП, </text:span><text:span text:style-name="T37">и в </text:span><text:span text:style-name="T38">70</text:span><text:span text:style-name="T37"> раз меньше</text:span><text:span text:style-name="T40"> для АВЛ-дерева</text:span><text:span text:style-name="T25">)</text:span>, чем для деревьев. <text:span text:style-name="T25">Так же, для хранения хеш-таблицы нужно </text:span><text:span text:style-name="T36">в</text:span><text:span text:style-name="T39"> </text:span><text:span text:style-name="T36">2 раза меньше</text:span><text:span text:style-name="T42"> памяти</text:span><text:span text:style-name="T36">,</text:span><text:span text:style-name="T25"> чем для хранения деревьев. Н</text:span>о, у деревьев есть по крайней мере одно заметное преимущество по сравнению с хеш-таблицей: <text:span text:style-name="T26">в</text:span> них можно выполнить проход по возрастанию или убыванию ключей и сделать это быстро. Поэтому, выбор структур данных напрямую зависит от области их применения.</text:p>
      <text:p text:style-name="P4"/>
      <text:p text:style-name="P1">Контрольные вопросы</text:p>
      <text:p text:style-name="P23">Что такое дерево?</text:p>
      <text:p text:style-name="P31">Дерево – это <text:span text:style-name="T15">рекурсивная </text:span>структура данных, используемая для представления иерархических связей, имеющих отношение «один ко многим»</text:p>
      <text:p text:style-name="P23">Как выделяется память под представление деревьев?</text:p>
      <text:p text:style-name="P31">В виде связного списка <text:span text:style-name="T15">—</text:span> динамически под каждый узел <text:s/></text:p>
      <text:p text:style-name="P23">Какие стандартные операции возможны над деревьями?</text:p>
      <text:p text:style-name="P31"><text:span text:style-name="T15">О</text:span>бход дерева, поиск по дереву, включение в дерево, исключение из дерева. <text:s/></text:p>
      <text:p text:style-name="P23">Что такое дерево двоичного поиска?</text:p>
      <text:p text:style-name="P32">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 <text:span text:style-name="T16">(либо наооборот)</text:span></text:p>
      <text:p text:style-name="P23">Чем отличается идеально сбалансированное дерево от АВЛ дерева?</text:p>
      <text:p text:style-name="P18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49">Чем отличается поиск в АВЛ-дереве от поиска в дереве двоичного поиска?<text:span text:style-name="T17">Поиск в АВЛ дереве происходит быстрее, чем <text:s/>в ДДП.</text:span></text:p>
      <text:p text:style-name="P24"><text:span text:style-name="T18"/></text:p>
      <text:p text:style-name="P24"><text:soft-page-break/><text:span text:style-name="T18">Что такое хеш-таблица, каков принцип ее построения?<text:line-break/></text:span><text:span text:style-name="T19">Хеш-таблицей называется массив, заполненный элементами в порядке,</text:span></text:p>
      <text:p text:style-name="P48">определяемом хеш-функцией. Хеш-функция каждому элементу таблицы ставит всоответствие некоторый индекс. функция должна быть простой для вычисления,распределять ключи в таблице равномерно и давать минимум коллизий</text:p>
      <text:p text:style-name="P23">Что такое коллизии? Каковы методы их устранения.</text:p>
      <text:p text:style-name="P28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43"><text:span text:style-name="T20">В каком случае поиск в хеш-таблицах становится неэффективен?<text:line-break/></text:span><text:span text:style-name="T21">Поиск в ХТ становится неэффективен при большом числе коллизий –сложность поиска возрастает по сравнению с О(1). В этом случае требуетсяреструктуризация таблицы – заполнение её с использованием новой хеш-функции.</text:span></text:p>
      <text:p text:style-name="P23">Эффективность поиска в АВЛ деревьях, в дереве двоичного поиска и в хеш-</text:p>
      <text:p text:style-name="P23">таблицах.</text:p>
      <text:p text:style-name="P29">В хеш-таблице минимальное время поиска О(1). В АВЛ: О(log2n). В дереведвоичного поиска О(h), где h - высота дерева (от log2n до 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14:43:16.121787179</dc:date>
    <meta:editing-duration>PT4H14M36S</meta:editing-duration>
    <meta:editing-cycles>168</meta:editing-cycles>
    <meta:generator>LibreOffice/6.0.7.3$Linux_X86_64 LibreOffice_project/00m0$Build-3</meta:generator>
    <meta:document-statistic meta:table-count="4" meta:image-count="0" meta:object-count="0" meta:page-count="6" meta:paragraph-count="140" meta:word-count="887" meta:character-count="6479" meta:non-whitespace-character-count="5657"/>
  </office:meta>
</office:document-meta>
</file>